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187e9" officeooo:paragraph-rsid="000187e9" style:font-size-asian="12.25pt" style:font-size-complex="14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0265fd" officeooo:paragraph-rsid="000265fd" style:font-size-asian="12.25pt" style:font-size-complex="14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03cd5c" officeooo:paragraph-rsid="0003cd5c" style:font-size-asian="12.25pt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03cefa" officeooo:paragraph-rsid="0003cefa" style:font-size-asian="12.25pt" style:font-size-complex="14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05a92b" officeooo:paragraph-rsid="0005a92b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187e9" officeooo:paragraph-rsid="000187e9" style:font-size-asian="12.25pt" style:font-weight-asian="bold" style:font-size-complex="14pt" style:font-weight-complex="bold"/>
    </style:style>
    <style:style style:name="T1" style:family="text">
      <style:text-properties officeooo:rsid="0003cd5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Список участников экскурсии в Хмелиту 17.07.24</text:p>
      <text:p text:style-name="P1"/>
      <text:list text:style-name="L1">
        <text:list-item>
          <text:p text:style-name="P2">Платонов Арсений Андреевич</text:p>
        </text:list-item>
        <text:list-item>
          <text:p text:style-name="P2">Кирдяев Никита Иванович</text:p>
        </text:list-item>
        <text:list-item>
          <text:p text:style-name="P2">Строганов Иван Сергеевич</text:p>
        </text:list-item>
        <text:list-item>
          <text:p text:style-name="P2">Лисок Елизавета Дмитриевна</text:p>
        </text:list-item>
        <text:list-item>
          <text:p text:style-name="P3">Кучин Александр Вадимович</text:p>
        </text:list-item>
        <text:list-item>
          <text:p text:style-name="P3">Козионов Матвей Алексеевич</text:p>
        </text:list-item>
        <text:list-item>
          <text:p text:style-name="P4">Самошонкова Елизавета Николаевна</text:p>
        </text:list-item>
        <text:list-item>
          <text:p text:style-name="P5">Тарасов Александр Евгеньевич</text:p>
        </text:list-item>
        <text:list-item>
          <text:p text:style-name="P5">Копылов Андрей Вячеславович</text:p>
        </text:list-item>
        <text:list-item>
          <text:p text:style-name="P5">Новиков Александр Романович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08:07:51.492000000</meta:creation-date>
    <dc:date>2024-07-16T08:13:10.921000000</dc:date>
    <meta:editing-duration>PT5M17S</meta:editing-duration>
    <meta:editing-cycles>8</meta:editing-cycles>
    <meta:generator>LibreOffice/7.5.5.2$Windows_X86_64 LibreOffice_project/ca8fe7424262805f223b9a2334bc7181abbcbf5e</meta:generator>
    <meta:print-date>2024-07-16T08:13:25.722000000</meta:print-date>
    <meta:document-statistic meta:table-count="0" meta:image-count="0" meta:object-count="0" meta:page-count="1" meta:paragraph-count="11" meta:word-count="46" meta:character-count="331" meta:non-whitespace-character-count="306"/>
  </office:meta>
</office:document-meta>
</file>